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81cm"/>
    </style:style>
    <style:style style:name="co4" style:family="table-column">
      <style:table-column-properties fo:break-before="auto" style:column-width="11.43cm"/>
    </style:style>
    <style:style style:name="co5" style:family="table-column">
      <style:table-column-properties fo:break-before="auto" style:column-width="3.704cm"/>
    </style:style>
    <style:style style:name="co6" style:family="table-column">
      <style:table-column-properties fo:break-before="auto" style:column-width="1.8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764cm"/>
    </style:style>
    <style:style style:name="co10" style:family="table-column">
      <style:table-column-properties fo:break-before="auto" style:column-width="10.619cm"/>
    </style:style>
    <style:style style:name="co11" style:family="table-column">
      <style:table-column-properties fo:break-before="auto" style:column-width="3.351cm"/>
    </style:style>
    <style:style style:name="co12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14.499cm"/>
    </style:style>
    <style:style style:name="co15" style:family="table-column">
      <style:table-column-properties fo:break-before="auto" style:column-width="14.076cm"/>
    </style:style>
    <style:style style:name="ro2" style:family="table-row">
      <style:table-row-properties style:row-height="0.995cm" fo:break-before="auto" style:use-optimal-row-height="true"/>
    </style:style>
    <style:style style:name="ro8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469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4.792cm" fo:break-before="auto" style:use-optimal-row-height="true"/>
    </style:style>
    <style:style style:name="ro10" style:family="table-row">
      <style:table-row-properties style:row-height="1.944cm" fo:break-before="auto" style:use-optimal-row-height="true"/>
    </style:style>
    <style:style style:name="ta2" style:family="table" style:master-page-name="PageStyle_5f_abstract">
      <style:table-properties table:display="true" style:writing-mode="lr-tb"/>
    </style:style>
    <style:style style:name="ta5" style:family="table" style:master-page-name="PageStyle_5f_artifacts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fo:background-color="transparent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0"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0">
      <style:text-properties fo:color="#c41a16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ext-properties fo:font-size="12pt" fo:language="en" fo:country="US" style:font-name-asian="Arial Unicode MS" style:font-size-asian="6.80000019073486pt" style:language-asian="en" style:country-asian="US" style:font-name-complex="Tahoma" style:font-size-complex="6.80000019073486pt" style:language-complex="en" style:country-complex="US"/>
    </style:style>
    <style:style style:name="ce25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7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7" table:number-columns-repeated="246" table:default-cell-style-name="ce7"/>
        <table:table-column table:style-name="co7" table:number-columns-repeated="767" table:default-cell-style-name="Default"/>
        <table:table-row table:style-name="ro2">
          <table:table-cell table:style-name="ce5" office:value-type="string">
            <text:p>RuleID</text:p>
          </table:table-cell>
          <table:table-cell table:style-name="ce5" office:value-type="string">
            <text:p>rulenote</text:p>
          </table:table-cell>
          <table:table-cell table:style-name="ce5" office:value-type="string">
            <text:p>target</text:p>
          </table:table-cell>
          <table:table-cell table:style-name="ce5" office:value-type="string">
            <text:p>errorlevel</text:p>
          </table:table-cell>
          <table:table-cell table:style-name="ce5" office:value-type="string">
            <text:p>sourc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status</text:p>
          </table:table-cell>
          <table:table-cell table:style-name="ce13" office:value-type="string">
            <text:p>comment</text:p>
          </table:table-cell>
          <table:table-cell table:style-name="ce5" office:value-type="string">
            <text:p>resolution</text:p>
          </table:table-cell>
          <table:table-cell table:style-name="ce5" table:number-columns-repeated="1015"/>
        </table:table-row>
        <table:table-row table:style-name="ro8">
          <table:table-cell table:style-name="ce6" office:value-type="string">
            <text:p>EUGEN-T10-R012</text:p>
          </table:table-cell>
          <table:table-cell table:style-name="ce9" office:value-type="string">
            <text:p>An allowance percentage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8">
          <table:table-cell table:style-name="ce6" office:value-type="string">
            <text:p>EUGEN-T10-R022</text:p>
          </table:table-cell>
          <table:table-cell table:style-name="ce9" office:value-type="string">
            <text:p>An allowance or charge amount MUST NOT be negative.</text:p>
          </table:table-cell>
          <table:table-cell office:value-type="string">
            <text:p>Allowance Charge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/>
          <table:table-cell table:style-name="ce12" table:number-columns-repeated="3"/>
          <table:table-cell table:number-columns-repeated="1015"/>
        </table:table-row>
        <table:table-row table:style-name="ro2">
          <table:table-cell office:value-type="string">
            <text:p>EUGEN-T10-R029</text:p>
          </table:table-cell>
          <table:table-cell office:value-type="string">
            <text:p>An allowance charge reason code MUST have a list identifier attribute 'UNCL4465'.</text:p>
          </table:table-cell>
          <table:table-cell office:value-type="string">
            <text:p>Allowance Charge Reas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27</text:p>
          </table:table-cell>
          <table:table-cell office:value-type="string">
            <text:p>A country identification code MUST have a list identifier attribute 'ISO3166-1:Alpha2'.</text:p>
          </table:table-cell>
          <table:table-cell office:value-type="string">
            <text:p>Country Identification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6</text:p>
          </table:table-cell>
          <table:table-cell office:value-type="string">
            <text:p>A currency code element MUST have a list identifier attribute 'ISO4217'.</text:p>
          </table:table-cell>
          <table:table-cell office:value-type="string">
            <text:p>Currency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6</text:p>
          </table:table-cell>
          <table:table-cell office:value-type="string">
            <text:p>An invoice MUST have a buyer name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8</text:p>
          </table:table-cell>
          <table:table-cell office:value-type="string">
            <text:p>An invoice MUST have a buyer postal address</text:p>
          </table:table-cell>
          <table:table-cell office:value-type="string">
            <text:p>Custom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0</text:p>
          </table:table-cell>
          <table:table-cell office:value-type="string">
            <text:p>A customer SHOULD provide information about its legal entity information</text:p>
          </table:table-cell>
          <table:table-cell office:value-type="string">
            <text:p>Custom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4</text:p>
          </table:table-cell>
          <table:table-cell office:value-type="string">
            <text:p>An delivery location identifier MUST have a scheme identifier attribute.</text:p>
          </table:table-cell>
          <table:table-cell office:value-type="string">
            <text:p>Delivery Location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3</text:p>
          </table:table-cell>
          <table:table-cell office:value-type="string">
            <text:p>A document type code MUST have a list identifier attribute 'UNCL1001'.</text:p>
          </table:table-cell>
          <table:table-cell office:value-type="string">
            <text:p>Document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3</text:p>
          </table:table-cell>
          <table:table-cell office:value-type="string">
            <text:p>An endpoint identifier MUST have a scheme identifier attribute.</text:p>
          </table:table-cell>
          <table:table-cell office:value-type="string">
            <text:p>Endpoint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1</text:p>
          </table:table-cell>
          <table:table-cell office:value-type="string">
            <text:p>A financial account identifier MUST have a scheme identifier attribute.</text:p>
          </table:table-cell>
          <table:table-cell office:value-type="string">
            <text:p>Financial Account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4</text:p>
          </table:table-cell>
          <table:table-cell office:value-type="string">
            <text:p>If the tax currency code is different from the document currency code, the tax exchange rate MUST be provided</text:p>
          </table:table-cell>
          <table:table-cell office:value-type="string">
            <text:p>Invoic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5</text:p>
          </table:table-cell>
          <table:table-cell office:value-type="string">
            <text:p>An invoice type code MUST have a list identifier attribute 'UNCL1001'.</text:p>
          </table:table-cell>
          <table:table-cell office:value-type="string">
            <text:p>Invoice Type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24</text:p>
          </table:table-cell>
          <table:table-cell office:value-type="string">
            <text:p>A party identifier MUST have a scheme identifier attribute.</text:p>
          </table:table-cell>
          <table:table-cell office:value-type="string">
            <text:p>Part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EUGEN-T10-R004</text:p>
          </table:table-cell>
          <table:table-cell table:style-name="ce9" office:value-type="string">
            <text:p>If the payment means are international account transfer and the account id is IBAN then the financial institution should be identified by using the BIC id.</text:p>
          </table:table-cell>
          <table:table-cell office:value-type="string">
            <text:p>Payment Means</text:p>
          </table:table-cell>
          <table:table-cell table:style-name="ce11" office:value-type="string">
            <text:p>warning</text:p>
          </table:table-cell>
          <table:table-cell table:style-name="ce11" office:value-type="string">
            <text:p>T10</text:p>
          </table:table-cell>
          <table:table-cell table:style-name="ce9"/>
          <table:table-cell table:style-name="ce11" table:number-columns-repeated="3"/>
          <table:table-cell table:style-name="ce12" table:number-columns-repeated="1015"/>
        </table:table-row>
        <table:table-row table:style-name="ro2">
          <table:table-cell office:value-type="string">
            <text:p>EUGEN-T10-R028</text:p>
          </table:table-cell>
          <table:table-cell office:value-type="string">
            <text:p>A payment means code MUST have a list identifier attribute 'UNCL4461'.</text:p>
          </table:table-cell>
          <table:table-cell office:value-type="string">
            <text:p>Payment Means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5</text:p>
          </table:table-cell>
          <table:table-cell office:value-type="string">
            <text:p>An invoice MUST have a seller name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8">
          <table:table-cell office:value-type="string">
            <text:p>EUGEN-T10-R037</text:p>
          </table:table-cell>
          <table:table-cell office:value-type="string">
            <text:p>An invoice MUST have a seller postal address</text:p>
          </table:table-cell>
          <table:table-cell office:value-type="string">
            <text:p>Suppl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9</text:p>
          </table:table-cell>
          <table:table-cell office:value-type="string">
            <text:p>A supplier SHOULD provide information about its legal entity information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1</text:p>
          </table:table-cell>
          <table:table-cell office:value-type="string">
            <text:p>The VAT identifier for the supplier SHOULD be prefixed with country code for companies with VAT registration in EU countries</text:p>
          </table:table-cell>
          <table:table-cell office:value-type="string">
            <text:p>Supplier</text:p>
          </table:table-cell>
          <table:table-cell office:value-type="string">
            <text:p>warning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table:style-name="ce8" office:value-type="string">
            <text:p>EUGEN-T10-R008</text:p>
          </table:table-cell>
          <table:table-cell table:style-name="ce9" office:value-type="string">
            <text:p>For each tax subcategory the category ID and the applicable tax percentage MUST be provided.</text:p>
          </table:table-cell>
          <table:table-cell table:style-name="ce10" office:value-type="string">
            <text:p>Tax Category</text:p>
          </table:table-cell>
          <table:table-cell table:style-name="ce11" office:value-type="string">
            <text:p>fatal</text:p>
          </table:table-cell>
          <table:table-cell table:style-name="ce11" office:value-type="string">
            <text:p>T10</text:p>
          </table:table-cell>
          <table:table-cell table:style-name="ce11" table:number-columns-repeated="4"/>
          <table:table-cell table:number-columns-repeated="1015"/>
        </table:table-row>
        <table:table-row table:style-name="ro2">
          <table:table-cell office:value-type="string">
            <text:p>EUGEN-T10-R032</text:p>
          </table:table-cell>
          <table:table-cell office:value-type="string">
            <text:p>A tax category identifier MUST have a scheme identifier attribute 'UNCL5305'.</text:p>
          </table:table-cell>
          <table:table-cell office:value-type="string">
            <text:p>Tax Category Identifier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5</text:p>
          </table:table-cell>
          <table:table-cell office:value-type="string">
            <text:p>Tax exchange rate MUST specify the calculation rate and the operator code.</text:p>
          </table:table-cell>
          <table:table-cell office:value-type="string">
            <text:p>Tax Exchang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3</text:p>
          </table:table-cell>
          <table:table-cell office:value-type="string">
            <text:p>The total tax amount MUST equal the sum of tax amounts per category.</text:p>
          </table:table-cell>
          <table:table-cell office:value-type="string">
            <text:p>Tax Total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30</text:p>
          </table:table-cell>
          <table:table-cell office:value-type="string">
            <text:p>A unit code attribute MUST have a unit code list identifier attribute 'UNECERec20'.</text:p>
          </table:table-cell>
          <table:table-cell office:value-type="string">
            <text:p>Unit Code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2">
          <table:table-cell office:value-type="string">
            <text:p>EUGEN-T10-R042</text:p>
          </table:table-cell>
          <table:table-cell office:value-type="string">
            <text:p>The tax amount per category MUST be the taxable amount multiplied by the category percentage.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3">
          <table:table-cell office:value-type="string">
            <text:p>EUGEN-T10-R046</text:p>
          </table:table-cell>
          <table:table-cell office:value-type="string">
            <text:p>If the tax currency code is different from the document currency code, each tax subtotal has to include the tax amount in both currencies</text:p>
          </table:table-cell>
          <table:table-cell office:value-type="string">
            <text:p>VAT category</text:p>
          </table:table-cell>
          <table:table-cell office:value-type="string">
            <text:p>fatal</text:p>
          </table:table-cell>
          <table:table-cell office:value-type="string">
            <text:p>T10</text:p>
          </table:table-cell>
          <table:table-cell table:number-columns-repeated="1019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11" table:default-cell-style-name="ce20"/>
        <table:table-column table:style-name="co3" table:default-cell-style-name="ce7"/>
        <table:table-column table:style-name="co14" table:default-cell-style-name="ce21"/>
        <table:table-column table:style-name="co15" table:default-cell-style-name="ce26"/>
        <table:table-column table:style-name="co14" table:default-cell-style-name="Default"/>
        <table:table-column table:style-name="co12" table:number-columns-repeated="252" table:default-cell-style-name="ce20"/>
        <table:table-column table:style-name="co12" table:number-columns-repeated="767" table:default-cell-style-name="Default"/>
        <table:table-row table:style-name="ro8">
          <table:table-cell table:style-name="ce18" office:value-type="string">
            <text:p>Source</text:p>
          </table:table-cell>
          <table:table-cell table:style-name="ce18" office:value-type="string">
            <text:p>Rule ID</text:p>
          </table:table-cell>
          <table:table-cell office:value-type="string">
            <text:p>Predicate</text:p>
          </table:table-cell>
          <table:table-cell table:style-name="ce23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9" office:value-type="string">
            <text:p>T10</text:p>
          </table:table-cell>
          <table:table-cell office:value-type="string">
            <text:p>EUGEN-T10-R004</text:p>
          </table:table-cell>
          <table:table-cell office:value-type="string">
            <text:p>((cbc:PaymentMeansCode = '31') and (cac:PayeeFinancialAccount/cbc:ID/@schemeID and cac:PayeeFinancialAccount/cbc:ID/@schemeID = 'IBAN') and (cac:PayeeFinancialAccount/cac:FinancialInstitutionBranch/cac:FinancialInstitution/cbc:ID/@schemeID and cac:PayeeFinancialAccount/cac:FinancialInstitutionBranch/cac:FinancialInstitution/cbc:ID/@schemeID = 'BIC')) or (cbc:PaymentMeansCode != '31') or ((cbc:PaymentMeansCode = '31') and <text:s/>(not(cac:PayeeFinancialAccount/cbc:ID/@schemeID) or (cac:PayeeFinancialAccount/cbc:ID/@schemeID != 'IBAN')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08</text:p>
          </table:table-cell>
          <table:table-cell office:value-type="string">
            <text:p>(parent::cac:AllowanceCharge) or (cbc:ID and cbc:Percent) or (cbc:ID = 'AE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12</text:p>
          </table:table-cell>
          <table:table-cell office:value-type="string">
            <text:p>not(cbc:MultiplierFactorNumeric) or number(cbc:MultiplierFactorNumeric) 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2</text:p>
          </table:table-cell>
          <table:table-cell office:value-type="string">
            <text:p>number(cbc:Amount)&gt;=0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3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5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6</text:p>
          </table:table-cell>
          <table:table-cell table:style-name="ce7" office:value-type="string">
            <text:p>@listID = <text:s/>'ISO4217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7</text:p>
          </table:table-cell>
          <table:table-cell table:style-name="ce7" office:value-type="string">
            <text:p>@listID = 'ISO3166-1:Alpha2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8</text:p>
          </table:table-cell>
          <table:table-cell table:style-name="ce7" office:value-type="string">
            <text:p>@listID = 'UNCL446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29</text:p>
          </table:table-cell>
          <table:table-cell table:style-name="ce7" office:value-type="string">
            <text:p>@listID = 'UNCL446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30</text:p>
          </table:table-cell>
          <table:table-cell table:style-name="ce7" office:value-type="string">
            <text:p>not(attribute::unitCode) or (attribute::unitCode and attribute::unitCodeListID = 'UNECERec20'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1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2</text:p>
          </table:table-cell>
          <table:table-cell table:style-name="ce7" office:value-type="string">
            <text:p>@schemeID = 'UNCL5305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3</text:p>
          </table:table-cell>
          <table:table-cell table:style-name="ce7" office:value-type="string">
            <text:p>@listID = 'UNCL1001'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4</text:p>
          </table:table-cell>
          <table:table-cell table:style-name="ce7" office:value-type="string">
            <text:p>@scheme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5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6</text:p>
          </table:table-cell>
          <table:table-cell table:style-name="ce7" office:value-type="string">
            <text:p>(cac:Party/cac:PartyName/cbc:Name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7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8</text:p>
          </table:table-cell>
          <table:table-cell table:style-name="ce7" office:value-type="string">
            <text:p>(cac:Party/cac:PostalAddress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39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0</text:p>
          </table:table-cell>
          <table:table-cell table:style-name="ce7" office:value-type="string">
            <text:p>(cac:Party/cac:PartyLegalEntity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1</text:p>
          </table:table-cell>
          <table:table-cell table:style-name="ce22" office:value-type="string">
            <text:p>not(/ubl:Invoice/cac:TaxTotal/*/*/*/cbc:ID = 'VAT') or (starts-with(cac:Party/cac:PartyTaxScheme/cbc:CompanyID,cac:Party/cac:PostalAddress/cac:Country/cbc:IdentificationCode)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10">
          <table:table-cell table:style-name="ce19" office:value-type="string">
            <text:p>T10</text:p>
          </table:table-cell>
          <table:table-cell office:value-type="string">
            <text:p>EUGEN-T10-R042</text:p>
          </table:table-cell>
          <table:table-cell table:style-name="ce7" office:value-type="string">
            <text:p>((cbc:TaxableAmount) and (cac:TaxCategory/cbc:Percent) and ((xs:decimal(cbc:TaxAmount)) = round((xs:decimal(cbc:TaxableAmount) * (xs:decimal(cac:TaxCategory/cbc:Percent) div 100)) *10 * 10) div 100)) or not(cac:TaxCategory/cbc:Percent) or not(cbc:TaxableAmount)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3">
          <table:table-cell table:style-name="ce19" office:value-type="string">
            <text:p>T10</text:p>
          </table:table-cell>
          <table:table-cell office:value-type="string">
            <text:p>EUGEN-T10-R043</text:p>
          </table:table-cell>
          <table:table-cell table:style-name="ce7" office:value-type="string">
            <text:p>(xs:decimal(child::cbc:TaxAmount)= round(number(xs:decimal(sum(cac:TaxSubtotal/cbc:TaxAmount)) * 10 * 10)) div 100) </text:p>
          </table:table-cell>
          <table:table-cell table:style-name="ce24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4</text:p>
          </table:table-cell>
          <table:table-cell table:style-name="ce7" office:value-type="string">
            <text:p>not(//cbc:TaxCurrencyCode) or (//cac:TaxExchangeRat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UGEN-T10-R045</text:p>
          </table:table-cell>
          <table:table-cell table:style-name="ce7" office:value-type="string">
            <text:p>(cbc:CalculationRate) and (cbc:MathematicOperatorCode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EUGEN-T10-R046</text:p>
          </table:table-cell>
          <table:table-cell table:style-name="ce7" office:value-type="string">
            <text:p>not(/ubl:Invoice/cbc:TaxCurrencyCode) or (cbc:TaxAmount and cbc:TransactionCurrencyTaxAmount)</text:p>
          </table:table-cell>
          <table:table-cell table:style-name="ce25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VAT category</text:p>
          </table:table-cell>
          <table:table-cell office:value-type="string">
            <text:p>//cac:TaxSubtotal[cac:TaxCategory/cac:TaxScheme/cbc:ID = 'VAT'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Unit Code</text:p>
          </table:table-cell>
          <table:table-cell table:style-name="Default" office:value-type="string">
            <text:p>//*[contains(name(),'Quantity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office:value-type="string">
            <text:p>T10</text:p>
          </table:table-cell>
          <table:table-cell office:value-type="string">
            <text:p>Total Invoice</text:p>
          </table:table-cell>
          <table:table-cell office:value-type="string">
            <text:p>//cac:LegalMonetary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Tax Category Identifier</text:p>
          </table:table-cell>
          <table:table-cell table:style-name="Default" office:value-type="string">
            <text:p>//cac:TaxCategory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Category</text:p>
          </table:table-cell>
          <table:table-cell office:value-type="string">
            <text:p>//cac:TaxCategor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Payment Means Code</text:p>
          </table:table-cell>
          <table:table-cell table:style-name="Default" office:value-type="string">
            <text:p>//cbc:PaymentMeans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yment Means</text:p>
          </table:table-cell>
          <table:table-cell office:value-type="string">
            <text:p>//cac:PaymentMeans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Type Code</text:p>
          </table:table-cell>
          <table:table-cell table:style-name="Default" office:value-type="string">
            <text:p>//cbc:Invoice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Invoice Period Information</text:p>
          </table:table-cell>
          <table:table-cell office:value-type="string">
            <text:p>//cac:InvoicePerio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 Line</text:p>
          </table:table-cell>
          <table:table-cell office:value-type="string">
            <text:p>//cac:InvoiceLin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Invoice</text:p>
          </table:table-cell>
          <table:table-cell office:value-type="string">
            <text:p>/ubl:Invoic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Financial Account Identifier</text:p>
          </table:table-cell>
          <table:table-cell table:style-name="Default" office:value-type="string">
            <text:p>//cac:PayeeFinancialAccount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ocument Type Code</text:p>
          </table:table-cell>
          <table:table-cell table:style-name="Default" office:value-type="string">
            <text:p>//cbc:DocumentType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rrency Code</text:p>
          </table:table-cell>
          <table:table-cell table:style-name="Default" office:value-type="string">
            <text:p>//*[contains(name(),'CurrencyCode')]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Delivery Location Identifier</text:p>
          </table:table-cell>
          <table:table-cell office:value-type="string">
            <text:p>//cac:DeliveryLocation/cbc:ID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Country Identification Code</text:p>
          </table:table-cell>
          <table:table-cell table:style-name="Default" office:value-type="string">
            <text:p>//cac:Country/cbc:Identificati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2">
          <table:table-cell table:style-name="ce19" office:value-type="string">
            <text:p>T10</text:p>
          </table:table-cell>
          <table:table-cell office:value-type="string">
            <text:p>Allowance Charge Reason Code</text:p>
          </table:table-cell>
          <table:table-cell table:style-name="Default" office:value-type="string">
            <text:p>//cbc:AllowanceChargeReasonCod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Allowance Charge</text:p>
          </table:table-cell>
          <table:table-cell office:value-type="string">
            <text:p>/ubl:Invoice/cac:AllowanceCharg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Supplier</text:p>
          </table:table-cell>
          <table:table-cell office:value-type="string">
            <text:p>//cac:AccountingSuppli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Customer</text:p>
          </table:table-cell>
          <table:table-cell office:value-type="string">
            <text:p>//cac:AccountingCustomerParty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Total</text:p>
          </table:table-cell>
          <table:table-cell office:value-type="string">
            <text:p>/ubl:Invoice/cac:TaxTotal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8">
          <table:table-cell table:style-name="ce19" office:value-type="string">
            <text:p>T10</text:p>
          </table:table-cell>
          <table:table-cell office:value-type="string">
            <text:p>Tax Exchange</text:p>
          </table:table-cell>
          <table:table-cell office:value-type="string">
            <text:p>//cac:TaxExchangeRate</text:p>
          </table:table-cell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45">
          <table:table-cell table:number-columns-repeated="3"/>
          <table:table-cell table:style-name="Default"/>
          <table:table-cell table:style-name="ce20"/>
          <table:table-cell table:number-columns-repeated="1019"/>
        </table:table-row>
        <table:table-row table:style-name="ro4" table:number-rows-repeated="10484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5" table:print="false">
        <office:forms form:automatic-focus="false" form:apply-design-mode="false"/>
        <table:table-column table:style-name="co12" table:default-cell-style-name="ce28"/>
        <table:table-column table:style-name="co17" table:default-cell-style-name="ce28"/>
        <table:table-column table:style-name="co12" table:number-columns-repeated="255" table:default-cell-style-name="ce28"/>
        <table:table-column table:style-name="co12" table:number-columns-repeated="767" table:default-cell-style-name="Default"/>
        <table:table-row table:style-name="ro4">
          <table:table-cell table:style-name="ce27" office:value-type="string">
            <text:p>Profile</text:p>
          </table:table-cell>
          <table:table-cell table:style-name="ce27" office:value-type="string">
            <text:p>Transaction</text:p>
          </table:table-cell>
          <table:table-cell table:style-name="ce27" office:value-type="string">
            <text:p>Binding</text:p>
          </table:table-cell>
          <table:table-cell table:style-name="ce27" office:value-type="string">
            <text:p>Codelist</text:p>
          </table:table-cell>
          <table:table-cell office:value-type="string">
            <text:p>Instance Namespace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T10</text:p>
          </table:table-cell>
          <table:table-cell office:value-type="string">
            <text:p>UBL</text:p>
          </table:table-cell>
          <table:table-cell table:style-name="ce29" office:value-type="string">
            <text:p>OPENPEPPOLCodesT10-UBL.sch</text:p>
          </table:table-cell>
          <table:table-cell table:style-name="ce30" office:value-type="string">
            <text:p>urn:oasis:names:specification:ubl:schema:xsd:Invoice-2</text:p>
          </table:table-cell>
          <table:table-cell table:number-columns-repeated="1019"/>
        </table:table-row>
        <table:table-row table:style-name="ro4" table:number-rows-repeated="104857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1" svg:font-family="Verdana1"/>
    <style:font-face style:name="Cambria" svg:font-family="Cambria" style:font-family-generic="roman"/>
    <style:font-face style:name="Calibri" svg:font-family="Calibri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fo:color="#000000" style:font-name="Verdana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 style:data-style-name="N0">
      <style:table-cell-properties style:glyph-orientation-vertical="0" fo:background-color="#ff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 style:data-style-name="N0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 style:data-style-name="N0">
      <style:table-cell-properties style:glyph-orientation-vertical="0" fo:background-color="#99cc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 style:data-style-name="N0">
      <style:table-cell-properties style:glyph-orientation-vertical="0" fo:background-color="#ff808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 style:data-style-name="N0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 style:data-style-name="N0">
      <style:table-cell-properties style:glyph-orientation-vertical="0" fo:background-color="#ffcc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 style:data-style-name="N0">
      <style:table-cell-properties style:glyph-orientation-vertical="0" fo:background-color="#90713a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 style:data-style-name="N0">
      <style:table-cell-properties style:glyph-orientation-vertical="0" fo:background-color="#6666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 style:data-style-name="N0">
      <style:table-cell-properties style:glyph-orientation-vertical="0" fo:background-color="#33cc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 style:data-style-name="N0">
      <style:table-cell-properties style:glyph-orientation-vertical="0" fo:background-color="#ff66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333333" style:direction="ltr" style:rotation-angle="0" style:rotation-align="none" style:shrink-to-fit="false" style:vertical-align="automatic"/>
      <style:paragraph-properties fo:margin-left="0cm" style:writing-mode="pag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 style:data-style-name="N0">
      <style:table-cell-properties style:glyph-orientation-vertical="0" fo:background-color="#ffcc99" style:diagonal-bl-tr="none" style:diagonal-tl-br="none" style:text-align-source="value-type" style:repeat-content="false" fo:wrap-option="no-wrap" fo:border="0.002cm solid #808080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 style:data-style-name="N0">
      <style:table-cell-properties style:glyph-orientation-vertical="0" fo:border-bottom="0.105cm double #33cccc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33cccc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 style:data-style-name="N0">
      <style:table-cell-properties style:glyph-orientation-vertical="0" fo:background-color="#ccff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5" style:display-name="Heading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Verdana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 style:data-style-name="N0">
      <style:table-cell-properties style:glyph-orientation-vertical="0" fo:background-color="#ffff99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 style:data-style-name="N0">
      <style:table-cell-properties style:glyph-orientation-vertical="0" fo:background-color="#ffffcc" style:diagonal-bl-tr="none" style:diagonal-tl-br="none" style:text-align-source="value-type" style:repeat-content="false" fo:wrap-option="no-wrap" fo:border="0.002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_20_2" style:display-name="Result 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5" style:display-name="Result2 5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Verdana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chlecht" style:family="table-cell" style:parent-style-name="Default" style:data-style-name="N0">
      <style:table-cell-properties style:glyph-orientation-vertical="0" fo:background-color="#ff99cc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 style:data-style-name="N0">
      <style:table-cell-properties style:glyph-orientation-vertical="0" fo:border-bottom="0.105cm double #ff99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 style:data-style-name="N0">
      <style:table-cell-properties style:glyph-orientation-vertical="0" fo:background-color="#969696" style:diagonal-bl-tr="none" style:diagonal-tl-br="none" style:text-align-source="value-type" style:repeat-content="false" fo:wrap-option="no-wrap" fo:border="0.105cm double #333333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 style:data-style-name="N0">
      <style:table-cell-properties style:glyph-orientation-vertical="0" fo:border-bottom="0.002cm solid #c0c0c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 style:data-style-name="N0">
      <style:table-cell-properties style:glyph-orientation-vertical="0" fo:border-bottom="0.002cm solid #33cccc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11/08/2015</text:date>, <text:time>08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8-11T08:21:01</dc:date>
    <dc:creator>Oriol Bausà</dc:creator>
    <meta:editing-duration>P2DT12H48M59S</meta:editing-duration>
    <meta:editing-cycles>51</meta:editing-cycles>
    <meta:document-statistic meta:table-count="3" meta:cell-count="318" meta:object-count="0"/>
  </office:meta>
</office:document-meta>
</file>